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style:text-properties officeooo:rsid="001bf559" officeooo:paragraph-rsid="001bf559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" style:family="paragraph" style:parent-style-name="Standard">
      <style:text-properties officeooo:paragraph-rsid="001bf559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>
      <style:text-properties officeooo:rsid="001bf559" officeooo:paragraph-rsid="001bf559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unosService</text:p>
      <text:p text:style-name="P6"><text:span text:style-name="T1"/></text:p>
      <text:p text:style-name="P4"/>
      <text:p text:style-name="P5" loext:marker-style-name="T1"><text:span text:style-name="T2">package </text:span><text:span text:style-name="T1">projeto.Mari.Biblioteca.service;<text:line-break/><text:line-break/></text:span><text:span text:style-name="T2">import </text:span><text:span text:style-name="T1">org.springframework.beans.factory.annotation.</text:span><text:span text:style-name="T3">Autowired</text:span><text:span text:style-name="T1">;<text:line-break/></text:span><text:span text:style-name="T2">import </text:span><text:span text:style-name="T1">org.springframework.stereotype.</text:span><text:span text:style-name="T3">Service</text:span><text:span text:style-name="T1">;<text:line-break/></text:span><text:span text:style-name="T2">import </text:span><text:span text:style-name="T1">projeto.Mari.Biblioteca.dto.AlunosDTO;<text:line-break/></text:span><text:span text:style-name="T2">import </text:span><text:span text:style-name="T1">projeto.Mari.Biblioteca.entity.Alunos;<text:line-break/></text:span><text:span text:style-name="T2">import </text:span><text:span text:style-name="T1">projeto.Mari.Biblioteca.mapper.AlunosMapper;<text:line-break/></text:span><text:span text:style-name="T2">import </text:span><text:span text:style-name="T1">projeto.Mari.Biblioteca.repository.AlunosRepository;<text:line-break/><text:line-break/></text:span><text:span text:style-name="T2">import </text:span><text:span text:style-name="T1">java.util.List;<text:line-break/><text:line-break/></text:span><text:span text:style-name="T3">@Service<text:line-break/></text:span><text:span text:style-name="T2">public class </text:span><text:span text:style-name="T1">AlunosService {<text:line-break/><text:line-break/> <text:s text:c="3"/></text:span><text:span text:style-name="T3">@Autowired<text:line-break/> <text:s text:c="3"/></text:span><text:span text:style-name="T2">private </text:span><text:span text:style-name="T1">AlunosMapper </text:span><text:span text:style-name="T4">mapper</text:span><text:span text:style-name="T1">;<text:line-break/><text:line-break/> <text:s text:c="3"/></text:span><text:span text:style-name="T3">@Autowired<text:line-break/> <text:s text:c="3"/></text:span><text:span text:style-name="T2">private </text:span><text:span text:style-name="T1">AlunosRepository </text:span><text:span text:style-name="T4">repository</text:span><text:span text:style-name="T1">;<text:line-break/><text:line-break/> <text:s text:c="3"/></text:span><text:span text:style-name="T2">public </text:span><text:span text:style-name="T1">List&lt;Alunos&gt; </text:span><text:span text:style-name="T5">findAll</text:span><text:span text:style-name="T1">() {<text:line-break/> <text:s text:c="7"/></text:span><text:span text:style-name="T2">return </text:span><text:span text:style-name="T4">repository</text:span><text:span text:style-name="T1">.findAll();<text:line-break/> <text:s text:c="3"/>}<text:line-break/><text:line-break/> <text:s text:c="3"/></text:span><text:span text:style-name="T2">public </text:span><text:span text:style-name="T1">Long </text:span><text:span text:style-name="T5">save</text:span><text:span text:style-name="T1">(AlunosDTO alunosDTO) {<text:line-break/> <text:s text:c="7"/>Alunos alunos = </text:span><text:span text:style-name="T4">mapper</text:span><text:span text:style-name="T1">.toEntity(alunosDTO);<text:line-break/> <text:s text:c="7"/></text:span><text:span text:style-name="T2">return </text:span><text:span text:style-name="T4">repository</text:span><text:span text:style-name="T1">.save(alunos).getCodUsuario();<text:line-break/> <text:s text:c="3"/>}<text:line-break/><text:line-break/> <text:s text:c="3"/></text:span><text:span text:style-name="T2">public void </text:span><text:span text:style-name="T5">update</text:span><text:span text:style-name="T1">(AlunosDTO alunosDTO) {<text:line-break/> <text:s text:c="7"/>Alunos alunos = </text:span><text:span text:style-name="T4">mapper</text:span><text:span text:style-name="T1">.toEntity(alunosDTO);<text:line-break/> <text:s text:c="7"/></text:span><text:span text:style-name="T2">if </text:span><text:span text:style-name="T1">(</text:span><text:span text:style-name="T4">repository</text:span><text:span text:style-name="T1">.existsById(alunos.getCodUsuario())) {<text:line-break/> <text:s text:c="11"/></text:span><text:span text:style-name="T4">repository</text:span><text:span text:style-name="T1">.save(alunos);<text:line-break/> <text:s text:c="7"/>} </text:span><text:span text:style-name="T2">else </text:span><text:span text:style-name="T1">{<text:line-break/> <text:s text:c="11"/></text:span><text:span text:style-name="T2">throw new </text:span><text:span text:style-name="T1">RuntimeException(</text:span><text:span text:style-name="T6">"Aluno com ID " </text:span><text:span text:style-name="T1">+ alunos.getCodUsuario() + </text:span><text:span text:style-name="T6">" não foi encontrado."</text:span><text:span text:style-name="T1">);<text:line-break/> <text:s text:c="7"/>}<text:line-break/> <text:s text:c="3"/>}<text:line-break/><text:line-break/> <text:s text:c="3"/></text:span><text:span text:style-name="T2">public void </text:span><text:span text:style-name="T5">delete</text:span><text:span text:style-name="T1">(Long id) {<text:line-break/> <text:s text:c="7"/></text:span><text:span text:style-name="T2">if </text:span><text:span text:style-name="T1">(</text:span><text:span text:style-name="T4">repository</text:span><text:span text:style-name="T1">.existsById(id)) {<text:line-break/> <text:s text:c="11"/></text:span><text:span text:style-name="T4">repository</text:span><text:span text:style-name="T1">.deleteById(id);<text:line-break/> <text:s text:c="7"/>} </text:span><text:span text:style-name="T2">else </text:span><text:span text:style-name="T1">{<text:line-break/> <text:s text:c="11"/></text:span><text:span text:style-name="T2">throw new </text:span><text:span text:style-name="T1">RuntimeException(</text:span><text:span text:style-name="T6">"Aluno com ID " </text:span><text:span text:style-name="T1">+ id + </text:span><text:span text:style-name="T6">" não foi encontrado."</text:span><text:span text:style-name="T1">);<text:line-break/> <text:s text:c="7"/>}<text:line-break/> <text:s text:c="3"/>}<text:line-break/>}</text:span></text:p>
      <text:p text:style-name="P4"/>
      <text:p text:style-name="P4"/>
      <text:p text:style-name="P9">eu código define um serviço do Spring para gerenciar operações relacionadas à entidade <text:span text:style-name="Source_20_Text">Alunos</text:span> usando um repositório <text:span text:style-name="Source_20_Text">AlunosRepository</text:span> e um mapeador <text:span text:style-name="Source_20_Text">AlunosMapper</text:span>. Aqui está o código com explicações detalhadas:</text:p>
      <text:p text:style-name="Preformatted_20_Text">java</text:p>
      <text:p text:style-name="Preformatted_20_Text">Copiar código</text:p>
      <text:p text:style-name="P1"><text:span text:style-name="Source_20_Text">package projeto.Mari.Biblioteca.service;</text:span></text:p>
      <text:p text:style-name="P2"/>
      <text:p text:style-name="P2"><text:span text:style-name="Source_20_Text">import org.springframework.beans.factory.annotation.Autowired;</text:span></text:p>
      <text:p text:style-name="P2"><text:span text:style-name="Source_20_Text">import org.springframework.stereotype.Service;</text:span></text:p>
      <text:p text:style-name="P2"><text:soft-page-break/><text:span text:style-name="Source_20_Text">import projeto.Mari.Biblioteca.dto.AlunosDTO;</text:span></text:p>
      <text:p text:style-name="P2"><text:span text:style-name="Source_20_Text">import projeto.Mari.Biblioteca.entity.Alunos;</text:span></text:p>
      <text:p text:style-name="P2"><text:span text:style-name="Source_20_Text">import projeto.Mari.Biblioteca.mapper.AlunosMapper;</text:span></text:p>
      <text:p text:style-name="P2"><text:span text:style-name="Source_20_Text">import projeto.Mari.Biblioteca.repository.AlunosRepository;</text:span></text:p>
      <text:p text:style-name="P2"/>
      <text:p text:style-name="P2"><text:span text:style-name="Source_20_Text">import java.util.List;</text:span></text:p>
      <text:p text:style-name="P2"/>
      <text:p text:style-name="P2"><text:span text:style-name="Source_20_Text">@Service // Anotação que indica que esta classe é um serviço do Spring</text:span></text:p>
      <text:p text:style-name="P2"><text:span text:style-name="Source_20_Text">public class AlunosService {</text:span></text:p>
      <text:p text:style-name="P2"/>
      <text:p text:style-name="P2"><text:span text:style-name="Source_20_Text"><text:s text:c="4"/>@Autowired // Injeta uma instância do AlunosMapper gerenciada pelo Spring</text:span></text:p>
      <text:p text:style-name="P2"><text:span text:style-name="Source_20_Text"><text:s text:c="4"/>private AlunosMapper mapper;</text:span></text:p>
      <text:p text:style-name="P2"/>
      <text:p text:style-name="P2"><text:span text:style-name="Source_20_Text"><text:s text:c="4"/>@Autowired // Injeta uma instância do AlunosRepository gerenciada pelo Spring</text:span></text:p>
      <text:p text:style-name="P2"><text:span text:style-name="Source_20_Text"><text:s text:c="4"/>private AlunosRepository repository;</text:span></text:p>
      <text:p text:style-name="P2"/>
      <text:p text:style-name="P2"><text:span text:style-name="Source_20_Text"><text:s text:c="4"/>public List&lt;Alunos&gt; findAll() {</text:span></text:p>
      <text:p text:style-name="P2"><text:span text:style-name="Source_20_Text"><text:s text:c="8"/>return repository.findAll(); // Retorna todos os alunos do repositório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public Long save(AlunosDTO alunosDTO) {</text:span></text:p>
      <text:p text:style-name="P2"><text:span text:style-name="Source_20_Text"><text:s text:c="8"/>Alunos alunos = mapper.toEntity(alunosDTO); // Converte o DTO para a entidade</text:span></text:p>
      <text:p text:style-name="P2"><text:span text:style-name="Source_20_Text"><text:s text:c="8"/>return repository.save(alunos).getCodUsuario(); // Salva a entidade e retorna o ID do usuário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public void update(AlunosDTO alunosDTO) {</text:span></text:p>
      <text:p text:style-name="P2"><text:span text:style-name="Source_20_Text"><text:s text:c="8"/>Alunos alunos = mapper.toEntity(alunosDTO); // Converte o DTO para a entidade</text:span></text:p>
      <text:p text:style-name="P2"><text:span text:style-name="Source_20_Text"><text:s text:c="8"/>if (repository.existsById(alunos.getCodUsuario())) { // Verifica se o aluno existe pelo ID</text:span></text:p>
      <text:p text:style-name="P2"><text:span text:style-name="Source_20_Text"><text:s text:c="12"/>repository.save(alunos); // Salva a entidade atualizada</text:span></text:p>
      <text:p text:style-name="P2"><text:span text:style-name="Source_20_Text"><text:s text:c="8"/>} else {</text:span></text:p>
      <text:p text:style-name="P2"><text:span text:style-name="Source_20_Text"><text:s text:c="12"/>throw new RuntimeException("Aluno com ID " + alunos.getCodUsuario() + " não foi encontrado."); // Lança exceção se o aluno não for encontrado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public void delete(Long id) {</text:span></text:p>
      <text:p text:style-name="P2"><text:span text:style-name="Source_20_Text"><text:s text:c="8"/>if (repository.existsById(id)) { // Verifica se o aluno existe pelo ID</text:span></text:p>
      <text:p text:style-name="P2"><text:span text:style-name="Source_20_Text"><text:s text:c="12"/>repository.deleteById(id); // Deleta o aluno pelo ID</text:span></text:p>
      <text:p text:style-name="P2"><text:span text:style-name="Source_20_Text"><text:s text:c="8"/>} else {</text:span></text:p>
      <text:p text:style-name="P2"><text:span text:style-name="Source_20_Text"><text:s text:c="12"/>throw new RuntimeException("Aluno com ID " + id + " não foi encontrado."); // Lança exceção se o aluno não for encontrado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Explicação detalhada:</text:span></text:p>
      <text:list text:style-name="L1">
        <text:list-item>
          <text:p text:style-name="P7"><text:span text:style-name="Strong_20_Emphasis">Pacote e Importações</text:span>:</text:p>
          <text:list>
            <text:list-item>
              <text:p text:style-name="P8"><text:span text:style-name="Source_20_Text">package projeto.Mari.Biblioteca.service;</text:span>: Define o pacote onde esta classe está localizada.</text:p>
            </text:list-item>
            <text:list-item>
              <text:p text:style-name="P8">Importações necessárias para usar o Spring (<text:span text:style-name="Source_20_Text">@Service</text:span>, <text:span text:style-name="Source_20_Text">@Autowired</text:span>), DTO (<text:span text:style-name="Source_20_Text">AlunosDTO</text:span>), entidade (<text:span text:style-name="Source_20_Text">Alunos</text:span>), mapeador (<text:span text:style-name="Source_20_Text">AlunosMapper</text:span>) e repositório (<text:span text:style-name="Source_20_Text">AlunosRepository</text:span>).</text:p>
            </text:list-item>
          </text:list>
        </text:list-item>
        <text:list-item>
          <text:p text:style-name="P7"><text:span text:style-name="Strong_20_Emphasis">Anotação </text:span><text:span text:style-name="Strong_20_Emphasis"><text:span text:style-name="Source_20_Text">@Service</text:span></text:span>:</text:p>
          <text:list>
            <text:list-item>
              <text:p text:style-name="P8"><text:soft-page-break/>Indica que esta classe é um serviço do Spring, o que permite que ela seja descoberta e gerenciada pelo contêiner do Spring.</text:p>
            </text:list-item>
          </text:list>
        </text:list-item>
        <text:list-item>
          <text:p text:style-name="P7"><text:span text:style-name="Strong_20_Emphasis">Injeções de Dependência com </text:span><text:span text:style-name="Strong_20_Emphasis"><text:span text:style-name="Source_20_Text">@Autowired</text:span></text:span>:</text:p>
          <text:list>
            <text:list-item>
              <text:p text:style-name="P8"><text:span text:style-name="Source_20_Text">private AlunosMapper mapper;</text:span>: Injeta a implementação do mapeador <text:span text:style-name="Source_20_Text">AlunosMapper</text:span>.</text:p>
            </text:list-item>
            <text:list-item>
              <text:p text:style-name="P8"><text:span text:style-name="Source_20_Text">private AlunosRepository repository;</text:span>: Injeta o repositório <text:span text:style-name="Source_20_Text">AlunosRepository</text:span>.</text:p>
            </text:list-item>
          </text:list>
        </text:list-item>
        <text:list-item>
          <text:p text:style-name="P7"><text:span text:style-name="Strong_20_Emphasis">Métodos do Serviço</text:span>:</text:p>
          <text:list>
            <text:list-item>
              <text:p text:style-name="P8"><text:span text:style-name="Source_20_Text">public List&lt;Alunos&gt; findAll()</text:span>: Retorna uma lista de todas as entidades <text:span text:style-name="Source_20_Text">Alunos</text:span> armazenadas no repositório.</text:p>
            </text:list-item>
            <text:list-item>
              <text:p text:style-name="P8"><text:span text:style-name="Source_20_Text">public Long save(AlunosDTO alunosDTO)</text:span>: Converte um DTO <text:span text:style-name="Source_20_Text">AlunosDTO</text:span> em uma entidade <text:span text:style-name="Source_20_Text">Alunos</text:span>, salva a entidade no repositório e retorna o ID do usuário salvo.</text:p>
            </text:list-item>
            <text:list-item>
              <text:p text:style-name="P8"><text:span text:style-name="Source_20_Text">public void update(AlunosDTO alunosDTO)</text:span>: Converte um DTO <text:span text:style-name="Source_20_Text">AlunosDTO</text:span> em uma entidade <text:span text:style-name="Source_20_Text">Alunos</text:span>. Verifica se o aluno com o ID fornecido existe. Se existir, salva a entidade atualizada. Caso contrário, lança uma exceção informando que o aluno não foi encontrado.</text:p>
            </text:list-item>
            <text:list-item>
              <text:p text:style-name="P7"><text:span text:style-name="Source_20_Text">public void delete(Long id)</text:span>: Verifica se um aluno com o ID fornecido existe no repositório. Se existir, deleta o aluno. Caso contrário, lança uma exceção informando que o aluno não foi encontrado.</text:p>
            </text:list-item>
          </text:list>
        </text:list-item>
      </text:list>
      <text:p text:style-name="Text_20_body">Seu código está bem estruturado e segue as boas práticas para a criação de um serviço no Spring. Certifique-se de que o repositório <text:span text:style-name="Source_20_Text">AlunosRepository</text:span> e o mapeador <text:span text:style-name="Source_20_Text">AlunosMapper</text:span> estão corretamente configurados e que as entidades e DTOs estão devidamente definidos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6:57:42.591000000</meta:creation-date>
    <dc:date>2024-06-14T17:00:42.668000000</dc:date>
    <meta:editing-duration>PT3M2S</meta:editing-duration>
    <meta:editing-cycles>1</meta:editing-cycles>
    <meta:document-statistic meta:table-count="0" meta:image-count="0" meta:object-count="0" meta:page-count="3" meta:paragraph-count="57" meta:word-count="595" meta:character-count="5074" meta:non-whitespace-character-count="4188"/>
    <meta:generator>LibreOffice/24.2.3.2$Windows_X86_64 LibreOffice_project/433d9c2ded56988e8a90e6b2e771ee4e6a5ab2ba</meta:generator>
  </office:meta>
</office:document-meta>
</file>